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2" text:anchor-type="paragraph" svg:x="0.016cm" svg:y="0.06cm" svg:width="8.364cm" draw:z-index="0"><draw:text-box fo:min-height="6.403cm"><text:p text:style-name="P1">[nom_etab] </text:p><text:p text:style-name="P1">[adr_etab.getAdr1;onformat=tbs_str;] </text:p><text:p text:style-name="P1">[adr_etab.getAdr2;onformat=tbs_str;;magnet=text:p] </text:p><text:p text:style-name="P1">[adr_etab.getAdr3;onformat=tbs_str;;magnet=text:p] </text:p><text:p text:style-name="P1">[adr_etab.getAdr4;onformat=tbs_str;;magnet=text:p] </text:p><text:p text:style-name="P1">[adr_etab.getCp] [adr_etab.getCommune;onformat=tbs_str;] </text:p><text:p text:style-name="P1">[adr_etab.getPays;magnet=text:p] </text:p><text:p text:style-name="P1"/><text:p text:style-name="P1">[tel_etab;if [val]!='';then 'tel : [val]';magnet=text:p]</text:p><text:p text:style-name="P1">[fax_etab;if [val]!='';then 'fax : [val]';magnet=text:p]</text:p><text:p text:style-name="P1">[mail_etab;onformat=tbs_str;if [val]!='';then 'mèl : [val]';magnet=text:p]</text:p><text:p text:style-name="P1"/><text:p text:style-name="P1">Ref/notif. : [notif_id]</text:p></draw:text-box></draw:frame><draw:frame draw:style-name="fr2" draw:name="Frame1" text:anchor-type="paragraph" svg:x="8.994cm" svg:y="2.944cm" svg:width="7.805cm" draw:z-index="1"><draw:text-box fo:min-height="3.408cm"><text:p text:style-name="P1">[destinataire]</text:p><text:p text:style-name="P1">[adr.getAdr1;onformat=tbs_str;]</text:p><text:p text:style-name="P1">[adr.getAdr2;onformat=tbs_str;;magnet=text:p]</text:p><text:p text:style-name="P1">[adr.getAdr3;onformat=tbs_str;;magnet=text:p]</text:p><text:p text:style-name="P1">[adr.getAdr4;onformat=tbs_str;;magnet=text:p]</text:p><text:p text:style-name="P1">[adr.getCp] [adr.getCommune;onformat=tbs_str;]</text:p><text:p text:style-name="P1">[adr.getPays;magnet=text:p]</text:p></draw:text-box></draw:frame></text:p>
      <text:p text:style-name="P2">Le [onshow..now;frm=dd/mm/yyyy]<text:tab/><text:tab/></text:p>
      <text:p text:style-name="P1"/>
      <text:p text:style-name="P1">Objet: Demande de justificatif d'absence</text:p>
      <text:p text:style-name="P1"/>
      <text:p text:style-name="P1">Madame, Monsieur,</text:p>
      <text:p text:style-name="P1"/>
      <text:p text:style-name="P1">J'ai le regret de vous informer que : </text:p>
      <text:p text:style-name="P1">[el_col;block=begin][el_col.getPrenom] [el_col.getNom] élève en classe de [el_col.getClasseNomComplet;onformat=tbs_str] n'a pas assisté au(x) cours : </text:p>
      <text:p text:style-name="P1">[saisies;block=begin;p1=[el_col.getIdEleve]][saisies.getDateDescription;onformat=tbs_str] [saisies.getGroupeNameAvecClasses;onformat=tbs_str;if [val]!='';then 'cours de [val]'] </text:p>
      <text:p text:style-name="P1">[saisies;block=end] </text:p>
      <text:p text:style-name="P1">[el_col;block=end] </text:p>
      <text:p text:style-name="P1">Je vous prie de bien vouloir me faire connaître le motif des absences.</text:p>
      <text:p text:style-name="P1">Pour permettre un contrôle efficace des présences, toute absence d'un élève doit être justifiée par sa famille, le jour même soit par téléphone, par mail, par écrit ou par fax.</text:p>
      <text:p text:style-name="P1">Avant de regagner les cours, l'élève absent devra se présenter au bureau du Conseiller Principal d'Éducation muni de son carnet de correspondance avec un justificatif signé des parents.</text:p>
      <text:p text:style-name="P1">Veuillez agréer l'assurance de ma considération distinguée.</text:p>
      <text:p text:style-name="P1"/>
      <text:p text:style-name="P1"/>
      <text:p text:style-name="P1">Prière de renvoyer, par retour du courrier, le présent avis signé des parents :</text:p>
      <text:p text:style-name="P1"/>
      <text:p text:style-name="P1">Motif de l'absence 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te et signatures des parents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 </meta:initial-creator>
    <meta:creation-date>2010-06-24T17:20:06</meta:creation-date>
    <dc:date>2010-09-21T10:53:45</dc:date>
    <dc:creator>Josselin Jacquard</dc:creator>
    <meta:editing-duration>PT17H43M00S</meta:editing-duration>
    <meta:editing-cycles>263</meta:editing-cycles>
    <meta:generator>OpenOffice.org/3.2$Unix OpenOffice.org_project/320m12$Build-9483</meta:generator>
    <meta:document-statistic meta:table-count="0" meta:image-count="0" meta:object-count="0" meta:page-count="1" meta:paragraph-count="33" meta:word-count="174" meta:character-count="1868"/>
  </office:meta>
</office:document-meta>
</file>